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674afd"/>
    </style:style>
    <style:style style:name="P2" style:family="paragraph" style:parent-style-name="Standard">
      <style:text-properties officeooo:paragraph-rsid="006995ba"/>
    </style:style>
    <style:style style:name="P3" style:family="paragraph" style:parent-style-name="Standard">
      <style:text-properties officeooo:paragraph-rsid="006b4fad"/>
    </style:style>
    <style:style style:name="P4" style:family="paragraph" style:parent-style-name="Standard">
      <style:text-properties officeooo:paragraph-rsid="006f1985"/>
    </style:style>
    <style:style style:name="P5" style:family="paragraph" style:parent-style-name="Standard">
      <style:text-properties officeooo:paragraph-rsid="0071dbe3"/>
    </style:style>
    <style:style style:name="P6" style:family="paragraph" style:parent-style-name="Standard">
      <style:text-properties officeooo:paragraph-rsid="00724de0"/>
    </style:style>
    <style:style style:name="P7" style:family="paragraph" style:parent-style-name="Standard">
      <style:text-properties officeooo:paragraph-rsid="00738228"/>
    </style:style>
    <style:style style:name="P8" style:family="paragraph" style:parent-style-name="Standard">
      <style:text-properties officeooo:paragraph-rsid="007a7947"/>
    </style:style>
    <style:style style:name="P9" style:family="paragraph" style:parent-style-name="Standard">
      <style:text-properties officeooo:paragraph-rsid="007ab2a4"/>
    </style:style>
    <style:style style:name="P10" style:family="paragraph" style:parent-style-name="Standard">
      <style:text-properties officeooo:paragraph-rsid="007cf2ae"/>
    </style:style>
    <style:style style:name="P11" style:family="paragraph" style:parent-style-name="Standard">
      <style:text-properties officeooo:paragraph-rsid="007e0219"/>
    </style:style>
    <style:style style:name="P12" style:family="paragraph" style:parent-style-name="Standard">
      <style:text-properties officeooo:paragraph-rsid="007f0780"/>
    </style:style>
    <style:style style:name="P13" style:family="paragraph" style:parent-style-name="Standard">
      <style:text-properties officeooo:paragraph-rsid="007f4ad9"/>
    </style:style>
    <style:style style:name="P14" style:family="paragraph" style:parent-style-name="Standard">
      <style:text-properties officeooo:paragraph-rsid="00883df5"/>
    </style:style>
    <style:style style:name="P15" style:family="paragraph" style:parent-style-name="Standard">
      <style:text-properties officeooo:paragraph-rsid="0089f9ab"/>
    </style:style>
    <style:style style:name="P16" style:family="paragraph" style:parent-style-name="Standard">
      <style:text-properties officeooo:paragraph-rsid="0091c5af"/>
    </style:style>
    <style:style style:name="P17" style:family="paragraph" style:parent-style-name="Standard">
      <style:text-properties officeooo:paragraph-rsid="0095e507"/>
    </style:style>
    <style:style style:name="P18" style:family="paragraph" style:parent-style-name="Standard">
      <style:text-properties officeooo:paragraph-rsid="0096b603"/>
    </style:style>
    <style:style style:name="T1" style:family="text">
      <style:text-properties officeooo:rsid="00436dff"/>
    </style:style>
    <style:style style:name="T2" style:family="text">
      <style:text-properties officeooo:rsid="0045940c"/>
    </style:style>
    <style:style style:name="T3" style:family="text">
      <style:text-properties officeooo:rsid="0047535f"/>
    </style:style>
    <style:style style:name="T4" style:family="text">
      <style:text-properties officeooo:rsid="0048489c"/>
    </style:style>
    <style:style style:name="T5" style:family="text">
      <style:text-properties officeooo:rsid="0048d079"/>
    </style:style>
    <style:style style:name="T6" style:family="text">
      <style:text-properties officeooo:rsid="00490030"/>
    </style:style>
    <style:style style:name="T7" style:family="text">
      <style:text-properties officeooo:rsid="004988cb"/>
    </style:style>
    <style:style style:name="T8" style:family="text">
      <style:text-properties officeooo:rsid="004a3507"/>
    </style:style>
    <style:style style:name="T9" style:family="text">
      <style:text-properties officeooo:rsid="004b1d34"/>
    </style:style>
    <style:style style:name="T10" style:family="text">
      <style:text-properties officeooo:rsid="004bc3b9"/>
    </style:style>
    <style:style style:name="T11" style:family="text">
      <style:text-properties officeooo:rsid="0054627f"/>
    </style:style>
    <style:style style:name="T12" style:family="text">
      <style:text-properties officeooo:rsid="005641b3"/>
    </style:style>
    <style:style style:name="T13" style:family="text">
      <style:text-properties officeooo:rsid="005aa868"/>
    </style:style>
    <style:style style:name="T14" style:family="text">
      <style:text-properties officeooo:rsid="005ae0b5"/>
    </style:style>
    <style:style style:name="T15" style:family="text">
      <style:text-properties officeooo:rsid="005e2ba3"/>
    </style:style>
    <style:style style:name="T16" style:family="text">
      <style:text-properties officeooo:rsid="005fb7cc"/>
    </style:style>
    <style:style style:name="T17" style:family="text">
      <style:text-properties officeooo:rsid="0061647e"/>
    </style:style>
    <style:style style:name="T18" style:family="text">
      <style:text-properties officeooo:rsid="00628e44"/>
    </style:style>
    <style:style style:name="T19" style:family="text">
      <style:text-properties officeooo:rsid="0063f129"/>
    </style:style>
    <style:style style:name="T20" style:family="text">
      <style:text-properties officeooo:rsid="00658027"/>
    </style:style>
    <style:style style:name="T21" style:family="text">
      <style:text-properties officeooo:rsid="0065b2a5"/>
    </style:style>
    <style:style style:name="T22" style:family="text">
      <style:text-properties officeooo:rsid="0066fba3"/>
    </style:style>
    <style:style style:name="T23" style:family="text">
      <style:text-properties officeooo:rsid="00674afd"/>
    </style:style>
    <style:style style:name="T24" style:family="text">
      <style:text-properties officeooo:rsid="006d8506"/>
    </style:style>
    <style:style style:name="T25" style:family="text">
      <style:text-properties officeooo:rsid="006f1985"/>
    </style:style>
    <style:style style:name="T26" style:family="text">
      <style:text-properties officeooo:rsid="0071dbe3"/>
    </style:style>
    <style:style style:name="T27" style:family="text">
      <style:text-properties officeooo:rsid="0079dfe3"/>
    </style:style>
    <style:style style:name="T28" style:family="text">
      <style:text-properties officeooo:rsid="007ab2a4"/>
    </style:style>
    <style:style style:name="T29" style:family="text">
      <style:text-properties officeooo:rsid="007d5e71"/>
    </style:style>
    <style:style style:name="T30" style:family="text">
      <style:text-properties officeooo:rsid="007e0219"/>
    </style:style>
    <style:style style:name="T31" style:family="text">
      <style:text-properties officeooo:rsid="007f0780"/>
    </style:style>
    <style:style style:name="T32" style:family="text">
      <style:text-properties officeooo:rsid="007f4ad9"/>
    </style:style>
    <style:style style:name="T33" style:family="text">
      <style:text-properties officeooo:rsid="00809b5b"/>
    </style:style>
    <style:style style:name="T34" style:family="text">
      <style:text-properties officeooo:rsid="008214d3"/>
    </style:style>
    <style:style style:name="T35" style:family="text">
      <style:text-properties officeooo:rsid="00824b95"/>
    </style:style>
    <style:style style:name="T36" style:family="text">
      <style:text-properties officeooo:rsid="00826d22"/>
    </style:style>
    <style:style style:name="T37" style:family="text">
      <style:text-properties officeooo:rsid="0083c799"/>
    </style:style>
    <style:style style:name="T38" style:family="text">
      <style:text-properties officeooo:rsid="0084f900"/>
    </style:style>
    <style:style style:name="T39" style:family="text">
      <style:text-properties officeooo:rsid="0087e996"/>
    </style:style>
    <style:style style:name="T40" style:family="text">
      <style:text-properties officeooo:rsid="00883df5"/>
    </style:style>
    <style:style style:name="T41" style:family="text">
      <style:text-properties officeooo:rsid="008bf0cb"/>
    </style:style>
    <style:style style:name="T42" style:family="text">
      <style:text-properties officeooo:rsid="008d0493"/>
    </style:style>
    <style:style style:name="T43" style:family="text">
      <style:text-properties officeooo:rsid="008fc252"/>
    </style:style>
    <style:style style:name="T44" style:family="text">
      <style:text-properties officeooo:rsid="0090031f"/>
    </style:style>
    <style:style style:name="T45" style:family="text">
      <style:text-properties officeooo:rsid="0091c5af"/>
    </style:style>
    <style:style style:name="T46" style:family="text">
      <style:text-properties officeooo:rsid="00930bab"/>
    </style:style>
    <style:style style:name="T47" style:family="text">
      <style:text-properties officeooo:rsid="0094dc51"/>
    </style:style>
    <style:style style:name="T48" style:family="text">
      <style:text-properties officeooo:rsid="0095e507"/>
    </style:style>
    <style:style style:name="T49" style:family="text">
      <style:text-properties officeooo:rsid="0096b603"/>
    </style:style>
    <style:style style:name="T50" style:family="text">
      <style:text-properties officeooo:rsid="009893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IV.</text:p>
      <text:p text:style-name="Standard"/>
      <text:p text:style-name="Standard"><text:span text:style-name="T2">HALF </text:span><text:s/>A DISCOVER<text:span text:style-name="T1">Y IN</text:span> THE WOODS.</text:p>
      <text:p text:style-name="Standard"/>
      <text:p text:style-name="Standard">MISS GRAYMAN was the first to awake on the morning following their arrival at Payton's mysterious lodge, and immediately she called Susan.</text:p>
      <text:p text:style-name="Standard"/>
      <text:p text:style-name="Standard">"I am so in hopes that my friends have arrived," she said "I want to get downstairs as soon as possible."</text:p>
      <text:p text:style-name="Standard"/>
      <text:p text:style-name="Standard">Susan hastily dressed herself, her mistress in her impatience performing her toilet unaided, and then they descended. It was not much after 5 o'clock, but Payton, as usual, met them <text:span text:style-name="T5">i</text:span>n the <text:span text:style-name="T5">h</text:span>all.</text:p>
      <text:p text:style-name="Standard"/>
      <text:p text:style-name="Standard">"Please send Susan back at once to get your wraps. Miss Grayman, he <text:span text:style-name="T6">s</text:span>aid "It is cold this morning, but you will enjoy a spin on the water to give you an appetite for breakfast".</text:p>
      <text:p text:style-name="Standard"/>
      <text:p text:style-name="Standard">"But my friends?"</text:p>
      <text:p text:style-name="Standard"/>
      <text:p text:style-name="Standard">"Oh, not so early!" he said, laughing. "They have laid up for the night, not being as familiar with the woods as I am, but they'll be along in the course of the morning. Send, I beg you, for your wraps. You cannot divine how charming the woods are at this hour. Every bird is awake, and <text:span text:style-name="T7">t</text:span>he trout are leaping for joy."</text:p>
      <text:p text:style-name="Standard"/>
      <text:p text:style-name="Standard">Miss Grayman concealed her disappointment and sent Susan for the wraps. Once more in Payton's company, she felt her spirits revive. He was more entertaining than ever. And the air, the water and the forest were equally delightful so cool, fresh, fragrant and musical. It was a new life</text:p>
      <text:p text:style-name="Standard">for Miss Grayman, and she began tofee<text:span text:style-name="T8">l</text:span> the zest of it. Her thought of yesterday came to her again, and once <text:span text:style-name="T8">m</text:span>ore her face flushed. </text:p>
      <text:p text:style-name="Standard"/>
      <text:p text:style-name="Standard">If her friends really had intended to throw her into the company of Commodore Brown and get her interested in him in this unconventional way before a formal presentation she was hardly disposed to find fault with them for the indiscretion.</text:p>
      <text:p text:style-name="Standard"/>
      <text:p text:style-name="Standard">He paddled them up the stream to a pool below the rapids. The trout were flashing on all sides in the bright morning air, and here and there along the shore strange birds rose and fluttered off at their approach. They landed in a little bight among the rocks and stepped out on the <text:span text:style-name="T8">elastic-bed</text:span> of brown pine needles.</text:p>
      <text:p text:style-name="Standard"/>
      <text:p text:style-name="Standard">"See here." and he pointed to a depression alongside a huge stump; "a bear slept there last night".</text:p>
      <text:p text:style-name="Standard"/>
      <text:p text:style-name="Standard">"A bear!"</text:p>
      <text:p text:style-name="Standard"/>
      <text:p text:style-name="Standard">"Yes. Look; here are some of its hairs. And just come this way a bit," and he approached a sandy spot on the shore. "Do you see those hoof prints? <text:span text:style-name="T8">T</text:span>hree deer have taken a drink here before yo<text:span text:style-name="T8">u </text:span>were up."</text:p>
      <text:p text:style-name="Standard"/>
      <text:p text:style-name="Standard">"Oh, I should so love to see a real wild deer!"</text:p>
      <text:p text:style-name="Standard"/>
      <text:p text:style-name="Standard">"Then perhaps I'll show you one before you are a day older.' And if you are skillful in the sports of Diana we may have some <text:span text:style-name="T9">venison</text:span> of your killing."</text:p>
      <text:p text:style-name="Standard"/>
      <text:p text:style-name="Standard"><text:soft-page-break/>"I believe I can fire a gun without shutting my eyes," said Miss Gray</text:p>
      <text:p text:style-name="Standard">man, laughing. "But of course we shall postpone the proof until the arrival of the others."</text:p>
      <text:p text:style-name="Standard"/>
      <text:p text:style-name="Standard">"Of course, and they ought to arrive at any moment now."</text:p>
      <text:p text:style-name="Standard"/>
      <text:p text:style-name="Standard">Upon their return one of the men she had seen on the Chameleon approached and handed a slip of paper to Payton. He read it and, frowning, snapped his fingers, exclaiming, half under his breath: "By Jove, that'<text:span text:style-name="T10">s </text:span>really too bad! I am sorry to have to <text:span text:style-name="T10">announce</text:span> a slight mishap, which, while <text:span text:style-name="T10">i</text:span>t accounts for the delay of our friends, also makes it certain that they cannot reach us this morning."</text:p>
      <text:p text:style-name="Standard"/>
      <text:p text:style-name="Standard">The blood fled from Miss Grayman's face. She felt an inexplicable premonition of evil.</text:p>
      <text:p text:style-name="Standard"/>
      <text:p text:style-name="Standard">"Oh. don't let it distress you." said Payton cheeringly. "Here, please read this dispatch, just come by wireless. I have electric communication with all parts, so we are not lost you see." He held the paper before her. covering the lower corner where the signature would be with his thumb.</text:p>
      <text:p text:style-name="Standard"/>
      <text:p text:style-name="Standard">"The secret isn't open yet you know," he said with a deprecatory smile, "and of course I can't let you see the name."</text:p>
      <text:p text:style-name="Standard"/>
      <text:p text:style-name="Standard">She read:</text:p>
      <text:p text:style-name="Standard"/>
      <text:p text:style-name="Standard">Brown, Camp Bear:</text:p>
      <text:p text:style-name="Standard">Aero broke down near Pettytown. Bring repair tools. A<text:span text:style-name="T3">ll</text:span> send greetings and regrets to Miss <text:span text:style-name="T3">Greyman.</text:span></text:p>
      <text:p text:style-name="Standard"/>
      <text:p text:style-name="Standard">As he finished he cunningly and as if totally unaware slipped aside his thumb, and she saw that it had covered the name "Mitchell."</text:p>
      <text:p text:style-name="Standard"><text:line-break/>"Sorry my pledge compels me to conceal the signature," he said, folding the paper. "You see, it will be<text:line-break/>necessary for me to go to the rescue. I would by all means have you go along in order that you might the sooner meet your friends; but unfortunately, I shall have to take all my available men and some machinery so that the Chameleon will be loaded to her limit So for a few hours you will be free from my attentions,, which for my part I deeply regret "But yo<text:span text:style-name="T11">u</text:span> w<text:span text:style-name="T11">i</text:span>ll find Mr<text:span text:style-name="T12">s</text:span>. Williams most entertaining in her way. And in the library there is a stock of the latest novels."</text:p>
      <text:p text:style-name="Standard"><text:line-break/>At first Miss Grayman did not know what to reply, the thing was so unexpected. It was really the Mitchells of Washington, then, who were at the bottom of this affair, and she wondered that she bad not thought of them at tbe very first for now she recalled how the two Mitchell girls and their brother were always engaged in some practical joke on their friends with <text:span text:style-name="T13">a </text:span>pleasant ending.</text:p>
      <text:p text:style-name="Standard"><text:line-break/>They must have <text:span text:style-name="T13">written</text:span> to her father, letting him into the secret and, knowing his dislike to having her long out of his sight she felt sure that he was one of the party on the disabled aero.<text:line-break/></text:p>
      <text:p text:style-name="Standard">"Oh, go by all means," she said. We shall get along very well in this delightful place, provided," she added archly, "that that bear doesn't come this way."</text:p>
      <text:p text:style-name="Standard"><text:line-break/>"No fear," said Payton, laughing and secretly rejoicing to see how well everything played into his hands. "Bears never venture near the lodge. Then there is Indian John, who is a dead shot to say nothing of Mrs. Williams, the two chambermaids and the waiters. So you will have a garrison capable <text:span text:style-name="T14">of w</text:span>ithstanding a regular siege by the bears."</text:p>
      <text:p text:style-name="Standard"><text:soft-page-break/><text:line-break/>As soon as the breakfast was finished Payton took his leave, and the aero, rising gracefully, floated off over the trees and disappeared. Miss Grayman was now filled with agreeable anticipation. In a few hours she was sure that she should see her <text:span text:style-name="T15">f</text:span>ather.</text:p>
      <text:p text:style-name="Standard"><text:line-break/>Miss Grayman felt that she could paddle th<text:span text:style-name="T16">e ca</text:span>noe well enough, and accordingly after they had, enjoyed for an hour the scene from the veranda she and Susan <text:span text:style-name="T16">embarked.</text:span> Mrs. Williams ran down to the landing, offering to take the paddle or to send for<text:line-break/>Indian John, but Miss Grayman declined all assistance.</text:p>
      <text:p text:style-name="Standard"><text:line-break/>When they had entered the inlet and were out of view of the lodge Miss Grayman turned to the shore, and they disembarked in a delightful little cove overhung with pendulous branches beside an enormous lichen covered rock which she had noticed and admired during their former trips. Here they sat down on the sweet scented moss and chatted.</text:p>
      <text:p text:style-name="Standard"><text:line-break/><text:span text:style-name="T16">I'</text:span>d like to know where Pettytown is," said Miss Grayman. “<text:span text:style-name="T17">I </text:span>never <text:span text:style-name="T17">h</text:span>eard of the place before. I suppose<text:line-break/><text:span text:style-name="T17">it</text:span> is some little backwoods town. Commodore Brown said he could <text:span text:style-name="T18">get </text:span>there in an hour and a half, and I suppose that means that it is at least 150 miles away. "We're somewhere in New York state, I think, and I am still inclined to believe that it is the Adirondacks. But what's the use of guessing? We shall know in a few hours. Lets take a stroll. There seems to be a kind of path here. Perhaps we shall discover something interesting."</text:p>
      <text:p text:style-name="Standard"/>
      <text:p text:style-name="Standard">"But it might have been made by the bear." said Susan in alarm.</text:p>
      <text:p text:style-name="Standard"><text:line-break/>"Oh, I'm not much afraid of bears. Commodore Brown said that they were not dangerous. Indeed. I'd really like to see one. The bears in thezoological gardens never interested me, but here it's different here where they live. And just think, we may see a deer! Come on, and don't be afraid. I'll go ahead."</text:p>
      <text:p text:style-name="Standard"><text:line-break/>Suddenly, as they entered a little intervale where the ground was more solid, a curious noise drew their startled eyes to a huge animal which stood regarding them. Its height seemed prodigious, and Its huge, long nosed head was crowned with, enormous horns. Its eyes glared as it stamped fiercely with its forefoot.</text:p>
      <text:p text:style-name="Standard"><text:line-break/>"I believe it's <text:span text:style-name="T21">a</text:span> moose.-" whispered Miss Grayman. "and Tve heard that moose are dangerous." </text:p>
      <text:p text:style-name="Standard">This one certainly looked dangerous, and the girls were petrified with fear as it advanced a few steps toward them. They stood fast simply because they were unable to move a muscle. The <text:span text:style-name="T19">an</text:span>imal stamped savagely again, glared at them for a moment and then, apparently changing its mind, turned and trotted awkwardly away until it <text:span text:style-name="T20">h</text:span>ad disappeared in the forest.</text:p>
      <text:p text:style-name="Standard"><text:line-break/>"Oh, do le<text:span text:style-name="T22">t</text:span>s go back," said Susan, shivering with fright "What an awful beast!"</text:p>
      <text:p text:style-name="P1"><text:line-break/>But Mis<text:span text:style-name="T23">s </text:span>Grayman's courage had returned with the disappearance of the danger, and she insisted upon <text:span text:style-name="T23">pushing </text:span>ahead a little farther.</text:p>
      <text:p text:style-name="P2"><text:line-break/>"Look! There yonder are some beautiful red flowers," she said, "and I must have them. Don't you see these animals are not dangerous, after all? Come, and well turn back as soon as I get the flowers."</text:p>
      <text:p text:style-name="P2"/>
      <text:p text:style-name="P3">When they reached the spot that she had indicated they saw ahead another comparatively open place, and immediately Miss Grayman exclaimed: "What in the world does that mean, I wonder? Somebody <text:soft-page-break/>has been digging here? And there's a pickax; at least that's what I think they call it"</text:p>
      <text:p text:style-name="P3"><text:line-break/>She pointed to a spot under a great hemlock where the ground had been turned up. The work was either very fresh or unfinished and, as she had said, a pickax leaned against the trunk of <text:span text:style-name="T24">the</text:span> tree.</text:p>
      <text:p text:style-name="P3"><text:line-break/>"We must see what it is," said Miss Grayman, her curiosity singularly awakened.</text:p>
      <text:p text:style-name="P3"><text:line-break/>But at this moment a crackling in the bushes sounded behind them. Greatly startled, they stopped in their tracks and looked fearfully around.</text:p>
      <text:p text:style-name="P3"><text:line-break/>Nothing was In sight but the sounds became louder and nearer.</text:p>
      <text:p text:style-name="P4"><text:line-break/>"Oh, good Lord!" cried Susan, nearly sinking to the ground. , "That terrible beast has been circling round and is going to run at us again!"</text:p>
      <text:p text:style-name="P4"><text:tab/><text:line-break/>Miss Grayman felt her courage also ooze away, but to their partial relief Indian John appeared, running after them and waving his hands as if in<text:line-break/>warning. </text:p>
      <text:p text:style-name="P4"><text:line-break/>"<text:span text:style-name="T25">G</text:span>o!" he exclaimed "in a <text:span text:style-name="T25">guttural </text:span>voice and with a look that was by no means reassuring. "Must not come here! Big bears here! Eat you!"</text:p>
      <text:p text:style-name="P4"/>
      <text:p text:style-name="P4">As he spoke he laid his brown <text:span text:style-name="T25">h</text:span>and on Miss Grayman's shoulder. Indignantly she shook it off. A placating smile came over the Indian's features, but he continued his insistence and,<text:line-break/>finally placing himself in front of the girls, pushed them back.</text:p>
      <text:p text:style-name="P4"><text:line-break/>"Must go!" be repeated. “Can't stay here! Much 'danger! Muc<text:span text:style-name="T25">h</text:span> b<text:span text:style-name="T25">ea</text:span>r! Go, quick!"</text:p>
      <text:p text:style-name="P5"><text:line-break/>"What have they been digging here for <text:span text:style-name="T26">if</text:span> there is danger?"</text:p>
      <text:p text:style-name="P6"><text:line-break/>Indian John's face assumed a most menacing expression, and he exclaimed fiercely, "Go, go!"<text:line-break/></text:p>
      <text:p text:style-name="P7">He no longer hesitated to lay his hands upon them, and they were powerless in his grasp. Besides, his mere look now terrified them. As he hurried them along he suddenly asked, "What here for?"</text:p>
      <text:p text:style-name="P7"><text:line-break/>"Oh, I have only been gathering flowers!" replied Miss Grayman, now desirous to pacify him. "Look at them," and she showed those that she had collected.</text:p>
      <text:p text:style-name="P9"><text:line-break/>The Indian scarcely glanced at them. "Plenty flowers," he said, "near lodge! Dangerous to come here. Bad bears."</text:p>
      <text:p text:style-name="P9"><text:line-break/>Then he urged them on still faster, and before they were aware of their approach to the stream <text:span text:style-name="T28">they</text:span> found themselves beside the canoe. Indian John unceremoniously pushed them in and without another word took the paddle and carried them swiftly back to the lodge.</text:p>
      <text:p text:style-name="P10"><text:line-break/>Mrs. Williams hurried down to meet them, while the two women stood in the kitchen door curiously regarding them.</text:p>
      <text:p text:style-name="P11"><text:line-break/>"Oh, dear," she said; "I have been so alarmed on your account! Indian John came and told me that he <text:soft-page-break/>had seen the canoe on the shore of the <text:span text:style-name="T29">c</text:span>reek and your tracks leading off into the wilderness. I <text:span text:style-name="T30">was</text:span> so afraid that you would be lost, and the bears back in the woods are very dangerous. <text:span text:style-name="T30">I </text:span>sent him after you as fast as he could run. I'm so glad that you're back safe."</text:p>
      <text:p text:style-name="P12"><text:line-break/>"Indian John has been very rude," said Miss Grayman. </text:p>
      <text:p text:style-name="P12"/>
      <text:p text:style-name="P12">"But, please. Miss Grayman, don't blame him," protested Mrs. Williams. "He is only an Indian, and he was acting under orders that were Intended for your safety. Dear me! If you had been killed, what should I have said when Commodore <text:span text:style-name="T31">Brown</text:span> and his friends returned?"</text:p>
      <text:p text:style-name="P13"><text:line-break/>The good lady actually shed a few tears at this terrible thought. But she wa<text:span text:style-name="T32">s</text:span> not so perfect a dissembler as her master, and Miss Grayman still had doubts. Her suspicions, once aroused, were not to be so easily put aside.</text:p>
      <text:p text:style-name="P13"><text:line-break/>"What are they digging out there in the woods for?" she asked.</text:p>
      <text:p text:style-name="P13"/>
      <text:p text:style-name="P13">Mrs. Williams was not adroit enough to conceal tbe startled look that flashed over her face, but <text:span text:style-name="T33">i</text:span>n a moment she said, with assumed concern: Why, Miss Grayman! Did- you go as far a<text:span text:style-name="T27">s </text:span>that? I<text:span text:style-name="T33">t'</text:span>s the <text:span text:style-name="T33">place</text:span> where they've been burying the carcass of an immense bear that one of the men shot the day <text:span text:style-name="T34">before</text:span> yesterday. The skin is <text:span text:style-name="T34">i</text:span>n the drying shed now. Indeed, you were in danger!</text:p>
      <text:p text:style-name="P13"><text:line-break/>Miss Grayman <text:span text:style-name="T35">only</text:span> tossed <text:span text:style-name="T35">her</text:span> head. She was getting more and more suspicious, and yet without any definite ground that she could explain to herself. Why should the fact that somebody had been digging in the woods <text:span text:style-name="T36">c</text:span>oncern her? She <text:span text:style-name="T36">couldn't</text:span> tell, and yet somehow she couldn't help thinking about it. It was a strange place for such a -thing to be. If she had known what that digging meant! She did not even guess, and yet her woman's instinct had warned her that something wrong lurked there.</text:p>
      <text:p text:style-name="P13"><text:line-break/>"Come," <text:span text:style-name="T38">she</text:span> said to Susan; "we'll go to our rooms, where we shall be safe, since the forest <text:span text:style-name="T37">i</text:span>s so dangerous."</text:p>
      <text:p text:style-name="P13"><text:line-break/>And without another word she left the crestfallen Mrs. Williams and ascended to her apartments. Once there, she sat down and tried to think it out. Why had she been so disturbed in mind? She couldn't tell – it was all t<text:span text:style-name="T38">oo </text:span>confused and indefinite. Then the thought of- her friends recurred, and she glanced at her watch. It was after 1 o'clock.</text:p>
      <text:p text:style-name="P8"><text:line-break/>"Good gracious!" she 'exclaimed, springing to her feet "They ought to be here now. They may arrive at any moment"</text:p>
      <text:p text:style-name="P14"><text:line-break/>And she threw open the window. But her <text:span text:style-name="T39">w</text:span>atching was in vain, and in a little while Mrs. Williams knocked at her door and announced that the midday meal was on the table.</text:p>
      <text:p text:style-name="P14"><text:line-break/>'It must be a great strain on your patience that they do not come," she said, "and it <text:span text:style-name="T40">i</text:span>s dreadfully annoying. But sometimes when an aero breaks down It takes a long time for repairs. Commodore Brown had an accident happen to the Chameleon a few weeks ago, and they were two days fixing <text:span text:style-name="T40">i</text:span>t up."</text:p>
      <text:p text:style-name="P15"><text:line-break/>"Indeed," said Miss Grayman, "I hope they won't be so long this time. But, tell me, why do they call the aero the Chameleon? Ifs a queer name, and yet it seems to me I have heard it before."</text:p>
      <text:p text:style-name="P15"><text:line-break/><text:soft-page-break/>I don't know really," replied Mrs. Williams, a shade of anxiety flitting across her face, while she thought to herself, "What a fool I have been!" Then she continued quickly: "Commodore Brown <text:span text:style-name="T41">i</text:span>s a very romantic man, full of the most beautiful <text:span text:style-name="T42">i</text:span>deas. I suppose it was one of his fancies. You should see what delightful friends he has who come here ladies and gentlemen and I tell you they make the place gay."</text:p>
      <text:p text:style-name="P8"><text:line-break/>Miss Grayman's suspicions were lulled again, and they finished the meal in good spirits, for Mrs. Williams, circling around the table and ordering all sorts of dainties for Miss Grayman, proved herself at the same time almost as entertaining a story teller as Payton himself. But <text:span text:style-name="T43">i</text:span>n the afternoon trouble came again. Weary of waiting. Miss Grayman had proposed to Susan another trip in the canoe. But to her <text:span text:style-name="T43">intense </text:span>displeasure Mrs. Williams <text:span text:style-name="T43">i</text:span>nsisted that either she or Indian John should take the paddle.</text:p>
      <text:p text:style-name="P16"><text:line-break/>"But I can paddle myself, as you very well know," said Miss Grayman.</text:p>
      <text:p text:style-name="P16"><text:line-break/>"Yes," was <text:span text:style-name="T46">the</text:span> reply, "but there <text:span text:style-name="T44">i</text:span>s always <text:span text:style-name="T44">danger</text:span> – <text:s/>great danger. I should not <text:span text:style-name="T45">b</text:span>e <text:span text:style-name="T45">doing</text:span> my duty either by you <text:span text:style-name="T47">o</text:span>r by Commodore Brown, who has left you in my care."</text:p>
      <text:p text:style-name="P17"><text:line-break/>"Very well,' returned Miss Grayman, with dignity. "If I am a prisoner I suppose at least that I can safely be trusted in my room.”</text:p>
      <text:p text:style-name="P17"/>
      <text:p text:style-name="P17"><text:span text:style-name="T48">And she walked back to the lodge, </text:span>followed by Susan, and went straight upstairs.</text:p>
      <text:p text:style-name="P18"><text:line-break/>"Please don<text:span text:style-name="T49">'</text:span>t be offended," protested Mrs. Williams, following them to th<text:span text:style-name="T49">e</text:span><text:line-break/>door. 'I only" –</text:p>
      <text:p text:style-name="P18"><text:line-break/>But the door was shut in her face, and then Miss Grayman threw herself <text:span text:style-name="T50">i</text:span>nto a chair and. girl-like, began to cry.</text:p>
      <text:p text:style-name="P18"><text:line-break/>Yet poor child, even now she did not comprehend th<text:span text:style-name="T49">a</text:span>t <text:span text:style-name="T49">she</text:span> was a prisoner.</text:p>
      <text:p text:style-name="P8"><text:line-break/>(To Be Continued.)<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5:56:05.539225367</meta:creation-date>
    <dc:date>2016-03-13T18:03:24.376425268</dc:date>
    <meta:editing-duration>PT2H5M38S</meta:editing-duration>
    <meta:editing-cycles>148</meta:editing-cycles>
    <meta:generator>LibreOffice/4.2.8.2$Linux_X86_64 LibreOffice_project/420m0$Build-2</meta:generator>
    <meta:document-statistic meta:table-count="0" meta:image-count="0" meta:object-count="0" meta:page-count="6" meta:paragraph-count="85" meta:word-count="2846" meta:character-count="15686" meta:non-whitespace-character-count="12864"/>
  </office:meta>
</office:document-meta>
</file>